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41133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T_237_tulo_32_1" style:data-style-name="N0">
      <style:table-cell-properties fo:border-top="none" fo:border-bottom="thick solid #4472C4" fo:border-left="none" fo:border-right="none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ck solid #4472C4" fo:border-bottom="none" fo:border-left="none" fo:border-right="none" style:vertical-align="automatic" fo:background-color="#DDEBF7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none" fo:border-bottom="thin solid #D9D9D9" fo:border-left="none" fo:border-right="thin solid #D9D9D9" style:vertical-align="automatic" fo:background-color="#FFFFFF" style:repeat-content="false"/>
      <style:paragraph-properties fo:text-align="end" fo:margin-right="0cm"/>
      <style:text-properties fo:color="#7B7B7B"/>
    </style:style>
    <style:style style:name="ce8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background-color="#FFFFFF" style:repeat-content="false"/>
      <style:paragraph-properties fo:text-align="end" fo:margin-right="0cm"/>
      <style:text-properties fo:color="#7B7B7B"/>
    </style:style>
    <style:style style:name="ce9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wrap-option="wrap" fo:background-color="#FFFFFF" style:repeat-content="false"/>
      <style:paragraph-properties fo:text-align="end" fo:margin-right="0cm"/>
      <style:text-properties fo:color="#7B7B7B"/>
    </style:style>
    <style:style style:name="ce10" style:family="table-cell" style:parent-style-name="Default" style:data-style-name="N0">
      <style:table-cell-properties fo:border-top="thin solid #D9D9D9" fo:border-bottom="none" fo:border-left="none" fo:border-right="thin solid #D9D9D9" style:vertical-align="automatic" fo:background-color="#FFFFFF" style:repeat-content="false"/>
      <style:paragraph-properties fo:text-align="end" fo:margin-right="0cm"/>
      <style:text-properties fo:color="#7B7B7B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/>
    </style:style>
    <style:style style:name="ce13" style:family="table-cell" style:parent-style-name="Default" style:data-style-name="N0">
      <style:table-cell-properties fo:border-top="none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14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15" style:family="table-cell" style:parent-style-name="Default" style:data-style-name="N19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16" style:family="table-cell" style:parent-style-name="Default" style:data-style-name="N0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17" style:family="table-cell" style:parent-style-name="Default" style:data-style-name="N38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18" style:family="table-cell" style:parent-style-name="Default" style:data-style-name="N0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19" style:family="table-cell" style:parent-style-name="Hyperlink" style:data-style-name="N36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 style:text-underline-style="none" style:text-underline-type="none"/>
    </style:style>
    <style:style style:name="ce20" style:family="table-cell" style:parent-style-name="Hyperlink" style:data-style-name="N0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 style:text-underline-style="solid" style:text-underline-type="single"/>
    </style:style>
    <style:style style:name="ce21" style:family="table-cell" style:parent-style-name="Default" style:data-style-name="N0">
      <style:table-cell-properties fo:border-top="thin solid #D9D9D9" fo:border-bottom="none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22" style:family="table-cell" style:parent-style-name="Default" style:data-style-name="N39">
      <style:table-cell-properties fo:border-top="thin solid #D9D9D9" fo:border-bottom="thin solid #D9D9D9" fo:border-left="thin solid #D9D9D9" fo:border-right="none" style:vertical-align="automatic" fo:background-color="#FFF2CC" style:repeat-content="false"/>
      <style:paragraph-properties fo:text-align="start" fo:margin-left="0cm"/>
      <style:text-properties fo:color="#806000"/>
    </style:style>
    <style:style style:name="ce23" style:family="table-cell" style:parent-style-name="Default" style:data-style-name="N0">
      <style:text-properties fo:color="#BFBFBF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757171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39">
      <style:table-cell-properties style:vertical-align="automatic" fo:background-color="#E7E6E6" style:repeat-content="false"/>
      <style:paragraph-properties fo:text-align="center"/>
      <style:text-properties fo:color="#404040" fo:font-size="16pt" style:font-size-asian="16pt" style:font-size-complex="16pt" fo:font-weight="bold" style:font-weight-asian="bold" style:font-weight-complex="bold"/>
    </style:style>
    <style:style style:name="ce26" style:family="table-cell" style:parent-style-name="T_237_tulo_32_1" style:data-style-name="N0">
      <style:table-cell-properties fo:border="none" style:vertical-align="middle" fo:wrap-option="wrap" fo:background-color="transparent" style:repeat-content="false"/>
      <style:paragraph-properties fo:text-align="start" fo:margin-left="0cm"/>
      <style:text-properties fo:color="#44546A" fo:font-size="15pt" style:font-size-asian="15pt" style:font-size-complex="15pt" fo:font-weight="bold" style:font-weight-asian="bold" style:font-weight-complex="bold"/>
    </style:style>
    <style:style style:name="ce27" style:family="table-cell" style:parent-style-name="T_237_tulo_32_1" style:data-style-name="N0">
      <style:table-cell-properties fo:border-top="none" fo:border-bottom="thick solid #4472C4" fo:border-left="none" fo:border-right="none" style:vertical-align="middle" fo:background-color="transparent" style:repeat-content="false"/>
      <style:paragraph-properties fo:text-align="start" fo:margin-left="0cm"/>
      <style:text-properties fo:color="#44546A" fo:font-size="15pt" style:font-size-asian="15pt" style:font-size-complex="15pt" fo:font-weight="bold" style:font-weight-asian="bold" style:font-weight-complex="bold"/>
    </style:style>
    <style:style style:name="ce28" style:family="table-cell" style:parent-style-name="T_237_tulo_32_1" style:data-style-name="N0">
      <style:table-cell-properties fo:border-top="none" fo:border-bottom="thick solid #4472C4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44546A" fo:font-size="15pt" style:font-size-asian="15pt" style:font-size-complex="15pt" fo:font-weight="bold" style:font-weight-asian="bold" style:font-weight-complex="bold"/>
    </style:style>
    <style:style style:name="ce29" style:family="table-cell" style:parent-style-name="Default" style:data-style-name="N19">
      <style:table-cell-properties fo:border-top="none" fo:border-bottom="thin solid #FFFFFF" fo:border-left="none" fo:border-right="thin solid #FFFFFF" style:vertical-align="middle" fo:background-color="#F2F2F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#F2F2F2" style:repeat-content="false"/>
      <style:paragraph-properties fo:text-align="center"/>
    </style:style>
    <style:style style:name="ce31" style:family="table-cell" style:parent-style-name="Default" style:data-style-name="N39">
      <style:table-cell-properties fo:border-top="none" fo:border-bottom="thin solid #FFFFFF" fo:border-left="thin solid #FFFFFF" fo:border-right="none" style:vertical-align="middle" fo:background-color="#F2F2F2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FFFFFF" fo:border-bottom="thin solid #FFFFFF" fo:border-left="none" fo:border-right="thin solid #FFFFFF" fo:background-color="#EDEDED"/>
    </style:style>
    <style:style style:name="ce33" style:family="table-cell" style:parent-style-name="Default" style:data-style-name="N0">
      <style:table-cell-properties fo:border="thin solid #FFFFFF" style:vertical-align="middle" fo:background-color="#EDED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FFFFFF" fo:border-bottom="thin solid #FFFFFF" fo:border-left="thin solid #FFFFFF" fo:border-right="none" fo:background-color="#EDEDED"/>
    </style:style>
    <style:style style:name="ce35" style:family="table-cell" style:parent-style-name="Default" style:data-style-name="N0">
      <style:table-cell-properties fo:border-top="thin solid #FFFFFF" fo:border-bottom="thin solid #FFFFFF" fo:border-left="none" fo:border-right="thin solid #FFFFFF" fo:background-color="#F2F2F2"/>
    </style:style>
    <style:style style:name="ce36" style:family="table-cell" style:parent-style-name="Default" style:data-style-name="N0">
      <style:table-cell-properties fo:border="thin solid #FFFFFF" style:vertical-align="middle" fo:background-color="#F2F2F2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2F2F2"/>
    </style:style>
    <style:style style:name="ce38" style:family="table-cell" style:parent-style-name="Default" style:data-style-name="N19">
      <style:table-cell-properties fo:border-top="thin solid #FFFFFF" fo:border-bottom="thin solid #FFFFFF" fo:border-left="none" fo:border-right="thin solid #FFFFFF" style:vertical-align="middle" fo:background-color="#F2F2F2" style:repeat-content="false"/>
      <style:paragraph-properties fo:text-align="center"/>
    </style:style>
    <style:style style:name="ce39" style:family="table-cell" style:parent-style-name="Default" style:data-style-name="N39">
      <style:table-cell-properties fo:border-top="thin solid #FFFFFF" fo:border-bottom="thin solid #FFFFFF" fo:border-left="thin solid #FFFFFF" fo:border-right="none" style:vertical-align="middle" fo:background-color="#F2F2F2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#8EA9DB" style:repeat-content="false"/>
      <style:paragraph-properties fo:text-align="center"/>
      <style:text-properties fo:color="#404040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none" fo:border-right="thin solid #FFFFFF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FFFFFF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9.02229166666667cm"/>
    </style:style>
    <style:style style:name="co5" style:family="table-column">
      <style:table-column-properties fo:break-before="auto" style:column-width="5.87375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3.81cm" style:use-optimal-column-width="true"/>
    </style:style>
    <style:style style:name="co9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table:tab-color="#FFE699" style:writing-mode="lr-tb"/>
    </style:style>
    <style:style style:name="ta2" style:family="table" style:master-page-name="mp1">
      <style:table-properties table:display="true" table:tab-color="#F8CBAD" style:writing-mode="lr-tb"/>
    </style:style>
    <style:style style:name="ta3" style:family="table" style:master-page-name="mp1">
      <style:table-properties table:display="true" table:tab-color="#8EA9DB" style:writing-mode="lr-tb"/>
    </style:style>
    <style:style style:name="ta4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Sim&quot;;&quot;Não&quot;)">
          <table:help-message table:display="true"/>
          <table:error-message table:display="true"/>
        </table:content-validation>
        <table:content-validation table:name="val2" table:condition="of:cell-content-is-in-list([TABELAS.$A$2:.$A$5])" table:base-cell-address="INFORMES.D12">
          <table:help-message table:display="true">
            <text:p>Informe um banco vinculado ao seu CPF</text:p>
          </table:help-message>
          <table:error-message table:title="Banco não encontrado" table:display="true">
            <text:p>Informe um banco da lista</text:p>
          </table:error-message>
        </table:content-validation>
        <table:content-validation table:name="val3" table:condition="of:cell-content-is-in-list(&quot;Holerite&quot;;&quot;CNPJ&quot;;&quot;Freelance&quot;)">
          <table:help-message table:display="true"/>
          <table:error-message table:display="true"/>
        </table:content-validation>
      </table:content-validations>
      <table:table table:name="TITULAR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2" draw:id="id1" draw:style-name="a3" draw:name="TextBox 3" svg:x="0.01042in" svg:y="0.125in" svg:width="2.09375in" svg:height="0.63542in">
              <draw:text-box>
                <text:p text:style-name="a2" text:class-names="" text:cond-style-name=""><text:span text:style-name="a1" text:class-names="">LION APP</text:span></text:p>
              </draw:text-box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7">
            <text:p>1. DADOS DO TÍTULAR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table:style-name="ce2">
            <draw:frame draw:z-index="1" draw:id="id0" draw:style-name="a0" draw:name="Imagem 2" svg:x="0.4375in" svg:y="0.19792in" svg:width="1.1875in" svg:height="1.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/>
          <table:table-cell office:value-type="string" table:number-columns-spanned="2" table:number-rows-spanned="1" table:style-name="ce6">
            <text:p>Preencha os dados da sua pessoa física abaixo.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7">
            <text:p>NOME</text:p>
          </table:table-cell>
          <table:table-cell table:style-name="ce13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8">
            <text:p>CPF</text:p>
          </table:table-cell>
          <table:table-cell office:value-type="string" table:style-name="ce14">
            <text:p>000.000.000-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8">
            <text:p>DATA DE NASCIMENTO</text:p>
          </table:table-cell>
          <table:table-cell office:value-type="string" table:style-name="ce15">
            <text:p>00/00/0000</text:p>
          </table:table-cell>
          <table:table-cell table:style-name="ce4"/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TÍTULO DE ELEITOR</text:p>
          </table:table-cell>
          <table:table-cell office:value-type="float" office:value="0" table:style-name="ce16">
            <text:p>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8">
            <text:p>CÔNJUGE</text:p>
          </table:table-cell>
          <table:table-cell table:style-name="ce16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8">
            <text:p>RUA</text:p>
          </table:table-cell>
          <table:table-cell table:style-name="ce16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8">
            <text:p>RUA ABREVIADA</text:p>
          </table:table-cell>
          <table:table-cell table:style-name="ce16"/>
          <table:table-cell table:style-name="ce4"/>
          <table:table-cell table:number-columns-repeated="16379" table:style-name="ce1"/>
        </table:table-row>
        <table:table-row table:style-name="ro1">
          <table:table-cell table:style-name="ce2">
            <draw:custom-shape svg:x="0.07292in" svg:y="0.11458in" svg:width="1.97917in" svg:height="0.45833in" draw:z-index="3" draw:id="id2" draw:style-name="a6" draw:name="Retângulo Arredondado 4">
              <svg:title>PRIMEIROBOTAO</svg:title>
              <svg:desc>https://1drv.ms/x/c/4ae412a062153c87/IQCZisEzx1ccRbH4VjV5-bxgAXL6bvTYT7Z7JCQbLnyi9qQ?e=LM4YWF&amp;nav=MTVfe0JEOUUwMDY2LUI5OEItNEM2RS05MjRFLUJBNkQ3RDQyQTNFNX0</svg:desc>
              <text:p text:style-name="a5" text:class-names="" text:cond-style-name=""><text:span text:style-name="a4" text:class-names="">TITULAR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8">
            <text:p>CEP</text:p>
          </table:table-cell>
          <table:table-cell office:value-type="float" office:value="0" table:style-name="ce17">
            <text:p>00000-0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8">
            <text:p>TELEFONE</text:p>
          </table:table-cell>
          <table:table-cell office:value-type="string" table:style-name="ce18">
            <text:p>00 000000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8">
            <text:p>CELULAR</text:p>
          </table:table-cell>
          <table:table-cell office:value-type="string" table:style-name="ce19">
            <text:p>00 000000000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2">
            <draw:custom-shape svg:x="0.07292in" svg:y="0.11458in" svg:width="1.97917in" svg:height="0.47917in" draw:z-index="4" draw:id="id3" draw:style-name="a9" draw:name="Retângulo Arredondado 5">
              <svg:title>INFORMESBOTAO</svg:title>
              <svg:desc>https://1drv.ms/x/c/4ae412a062153c87/IQCZisEzx1ccRbH4VjV5-bxgAXL6bvTYT7Z7JCQbLnyi9qQ?e=LM4YWF&amp;nav=MTVfe0JEOUUwMDY2LUI5OEItNEM2RS05MjRFLUJBNkQ3RDQyQTNFNX0
</svg:desc>
              <text:p text:style-name="a8" text:class-names="" text:cond-style-name=""><text:span text:style-name="a7" text:class-names="">INFORME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8">
            <text:p>E-MAIL</text:p>
          </table:table-cell>
          <table:table-cell table:style-name="ce20"/>
          <table:table-cell table:style-name="ce4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9">
            <text:p>HOUVE ALTERAÇÕES DA ENTREGA <text:s/>ANTERIOR</text:p>
          </table:table-cell>
          <table:table-cell table:content-validation-name="val1" table:style-name="ce16"/>
          <table:table-cell table:style-name="ce4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8">
            <text:p>DENPENDENTE CÔNJUGE</text:p>
          </table:table-cell>
          <table:table-cell table:content-validation-name="val1" table:style-name="ce16"/>
          <table:table-cell table:style-name="ce4"/>
          <table:table-cell table:number-columns-repeated="16379"/>
        </table:table-row>
        <table:table-row table:style-name="ro1">
          <table:table-cell table:style-name="ce2">
            <draw:custom-shape svg:x="0.07292in" svg:y="0.13542in" svg:width="1.97917in" svg:height="0.45833in" draw:z-index="5" draw:id="id4" draw:style-name="a12" draw:name="Retângulo Arredondado 6">
              <svg:title/>
              <svg:desc/>
              <text:p text:style-name="a11" text:class-names="" text:cond-style-name=""><text:span text:style-name="a10" text:class-names="">NOTA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10">
            <text:p>RESIDENTE DO EXTERIOR</text:p>
          </table:table-cell>
          <table:table-cell table:content-validation-name="val1" table:style-name="ce21"/>
          <table:table-cell table:style-name="ce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custom-shape svg:x="0.01042in" svg:y="0.11458in" svg:width="3.55208in" svg:height="0.375in" draw:z-index="6" draw:id="id5" draw:style-name="a16" draw:name="Retângulo 7">
              <svg:title/>
              <svg:desc/>
              <text:p text:style-name="a15" text:class-names="" text:cond-style-name=""><text:span text:style-name="a13" text:class-names="">Próximo<text:s text:c="1"/></text:span><text:span text:style-name="a14" text:class-names="">▶️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  <table:table table:name="INFORMES" table:style-name="ta2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2" draw:id="id7" draw:style-name="a20" draw:name="TextBox 3" svg:x="0.01042in" svg:y="0.125in" svg:width="2.09375in" svg:height="0.63542in">
              <draw:text-box>
                <text:p text:style-name="a19" text:class-names="" text:cond-style-name=""><text:span text:style-name="a18" text:class-names="">LION APP</text:span></text:p>
              </draw:text-box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26">
            <text:p>2. INFORMES DE RENDIMENTOS BANCÁRIOS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style-name="ce2">
            <draw:frame draw:z-index="1" draw:id="id6" draw:style-name="a17" draw:name="Imagem 2" svg:x="0.4375in" svg:y="0.19792in" svg:width="1.1875in" svg:height="1.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/>
          <table:table-cell office:value-type="string" table:number-columns-spanned="2" table:number-rows-spanned="1" table:style-name="ce6">
            <text:p>Preencha com seus dados atuais de cada banco.</text:p>
          </table:table-cell>
          <table:covered-table-cell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24">
            <text:p>Total</text:p>
          </table:table-cell>
          <table:table-cell office:value-type="currency" office:value="813110" table:formula="of:=SUM([.D13];[.D18];[.D23])" table:style-name="ce25">
            <text:p>R$ 813.11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3">
            <text:p>1º Banc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7">
            <text:p>BANCO</text:p>
          </table:table-cell>
          <table:table-cell office:value-type="string" table:content-validation-name="val2" table:style-name="ce13">
            <text:p>187 - Banco PicPa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8">
            <text:p>VALOR ATUAL</text:p>
          </table:table-cell>
          <table:table-cell office:value-type="currency" office:value="500000" table:style-name="ce22">
            <text:p>R$ 500.000,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8">
            <text:p>ANEXO</text:p>
          </table:table-cell>
          <table:table-cell office:value-type="string" table:style-name="ce16">
            <text:p>bancox.pdf</text:p>
          </table:table-cell>
          <table:table-cell table:number-columns-repeated="16380" table:style-name="ce1"/>
        </table:table-row>
        <table:table-row table:style-name="ro1">
          <table:table-cell table:style-name="ce2">
            <draw:custom-shape svg:x="0.07292in" svg:y="0.11458in" svg:width="1.97917in" svg:height="0.45833in" draw:z-index="3" draw:id="id8" draw:style-name="a23" draw:name="Retângulo Arredondado 4">
              <svg:title/>
              <svg:desc/>
              <text:p text:style-name="a22" text:class-names="" text:cond-style-name=""><text:span text:style-name="a21" text:class-names="">TITULAR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3">
            <text:p>2º Banc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7">
            <text:p>BANCO</text:p>
          </table:table-cell>
          <table:table-cell office:value-type="string" table:content-validation-name="val2" table:style-name="ce13">
            <text:p>372 - Banco Nubank</text:p>
          </table:table-cell>
          <table:table-cell table:number-columns-repeated="16380"/>
        </table:table-row>
        <table:table-row table:style-name="ro1">
          <table:table-cell table:style-name="ce2">
            <draw:custom-shape svg:x="0.07292in" svg:y="0.11458in" svg:width="1.97917in" svg:height="0.45833in" draw:z-index="4" draw:id="id9" draw:style-name="a26" draw:name="Retângulo Arredondado 5">
              <svg:title/>
              <svg:desc/>
              <text:p text:style-name="a25" text:class-names="" text:cond-style-name=""><text:span text:style-name="a24" text:class-names="">INFORME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8">
            <text:p>VALOR ATUAL</text:p>
          </table:table-cell>
          <table:table-cell office:value-type="currency" office:value="274820" table:style-name="ce22">
            <text:p>R$ 274.82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8">
            <text:p>ANEXO</text:p>
          </table:table-cell>
          <table:table-cell office:value-type="string" table:style-name="ce16">
            <text:p>bancox.pd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>
            <draw:custom-shape svg:x="0.07292in" svg:y="0.11458in" svg:width="1.97917in" svg:height="0.45833in" draw:z-index="5" draw:id="id10" draw:style-name="a29" draw:name="Retângulo Arredondado 6">
              <svg:title/>
              <svg:desc/>
              <text:p text:style-name="a28" text:class-names="" text:cond-style-name=""><text:span text:style-name="a27" text:class-names="">NOTA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23">
            <text:p>3º Banc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7">
            <text:p>BANCO</text:p>
          </table:table-cell>
          <table:table-cell office:value-type="string" table:content-validation-name="val2" table:style-name="ce13">
            <text:p>209 - Banco Itáu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8">
            <text:p>VALOR ATUAL</text:p>
          </table:table-cell>
          <table:table-cell office:value-type="currency" office:value="38290" table:style-name="ce22">
            <text:p>R$ 38.29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8">
            <text:p>ANEXO</text:p>
          </table:table-cell>
          <table:table-cell office:value-type="string" table:style-name="ce16">
            <text:p>bancox.pd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custom-shape svg:x="0.64583in" svg:y="0.08333in" svg:width="3.33333in" svg:height="0.375in" draw:z-index="7" draw:id="id12" draw:style-name="a36" draw:name="Retângulo 8">
              <svg:title/>
              <svg:desc/>
              <text:p text:style-name="a35" text:class-names="" text:cond-style-name=""><text:span text:style-name="a34" text:class-names="">◀️ Volta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.07292in" svg:y="0.08333in" svg:width="3.51042in" svg:height="0.375in" draw:z-index="6" draw:id="id11" draw:style-name="a33" draw:name="Retângulo 7">
              <svg:title/>
              <svg:desc/>
              <text:p text:style-name="a32" text:class-names="" text:cond-style-name=""><text:span text:style-name="a30" text:class-names="">Próximo<text:s text:c="1"/></text:span><text:span text:style-name="a31" text:class-names="">▶️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NOTAS" table:style-name="ta3">
        <table:table-column table:style-name="co1" table:default-cell-style-name="ce2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2" draw:id="id14" draw:style-name="a40" draw:name="TextBox 3" svg:x="0.01042in" svg:y="0.125in" svg:width="2.09375in" svg:height="0.63542in">
              <draw:text-box>
                <text:p text:style-name="a39" text:class-names="" text:cond-style-name=""><text:span text:style-name="a38" text:class-names="">LION APP</text:span></text:p>
              </draw:text-box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28">
            <text:p>3. NOTAS BANCÁRIAS OU EXTRATOS DE HOLERITES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style-name="ce2">
            <draw:frame draw:z-index="1" draw:id="id13" draw:style-name="a37" draw:name="Imagem 2" svg:x="0.4375in" svg:y="0.19792in" svg:width="1.1875in" svg:height="1.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/>
          <table:table-cell office:value-type="string" table:number-columns-spanned="3" table:number-rows-spanned="1" table:style-name="ce6">
            <text:p>São todos os valores de entrada mês a mês de receita.</text:p>
          </table:table-cell>
          <table:covered-table-cell table:number-columns-repeated="2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string" table:number-columns-spanned="3" table:number-rows-spanned="1" table:style-name="ce40">
            <text:p>ENTRADAS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1">
            <text:p>DATA</text:p>
          </table:table-cell>
          <table:table-cell office:value-type="string" table:style-name="ce42">
            <text:p>CATEGORIA</text:p>
          </table:table-cell>
          <table:table-cell office:value-type="string" table:style-name="ce43">
            <text:p>VALO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date" office:date-value="2026-02-12T00:00:00" table:style-name="ce29">
            <text:p>12/02/2026</text:p>
          </table:table-cell>
          <table:table-cell office:value-type="string" table:content-validation-name="val3" table:style-name="ce30">
            <text:p>CNPJ</text:p>
          </table:table-cell>
          <table:table-cell office:value-type="currency" office:value="3000" table:style-name="ce31">
            <text:p>R$ 3.00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5"/>
          <table:table-cell table:content-validation-name="val3" table:style-name="ce36"/>
          <table:table-cell table:style-name="ce37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style-name="ce2">
            <draw:custom-shape svg:x="0.07292in" svg:y="0.11458in" svg:width="1.97917in" svg:height="0.45833in" draw:z-index="3" draw:id="id15" draw:style-name="a43" draw:name="Retângulo Arredondado 4">
              <svg:title/>
              <svg:desc/>
              <text:p text:style-name="a42" text:class-names="" text:cond-style-name=""><text:span text:style-name="a41" text:class-names="">TITULAR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table:style-name="ce38"/>
          <table:table-cell table:content-validation-name="val3" table:style-name="ce36"/>
          <table:table-cell table:style-name="ce39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5"/>
          <table:table-cell table:content-validation-name="val3" table:style-name="ce36"/>
          <table:table-cell table:style-name="ce37"/>
          <table:table-cell table:number-columns-repeated="16379"/>
        </table:table-row>
        <table:table-row table:style-name="ro1">
          <table:table-cell table:style-name="ce2">
            <draw:custom-shape svg:x="0.07292in" svg:y="0.11458in" svg:width="1.97917in" svg:height="0.45833in" draw:z-index="4" draw:id="id16" draw:style-name="a46" draw:name="Retângulo Arredondado 5">
              <svg:title/>
              <svg:desc/>
              <text:p text:style-name="a45" text:class-names="" text:cond-style-name=""><text:span text:style-name="a44" text:class-names="">INFORME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8"/>
          <table:table-cell table:content-validation-name="val3" table:style-name="ce36"/>
          <table:table-cell table:style-name="ce39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style-name="ce2">
            <draw:custom-shape svg:x="0.07292in" svg:y="0.11458in" svg:width="1.97917in" svg:height="0.45833in" draw:z-index="5" draw:id="id17" draw:style-name="a49" draw:name="Retângulo Arredondado 6">
              <svg:title/>
              <svg:desc/>
              <text:p text:style-name="a48" text:class-names="" text:cond-style-name=""><text:span text:style-name="a47" text:class-names="">NOTA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table:style-name="ce35"/>
          <table:table-cell table:content-validation-name="val3" table:style-name="ce36"/>
          <table:table-cell table:style-name="ce37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8"/>
          <table:table-cell table:content-validation-name="val3" table:style-name="ce36"/>
          <table:table-cell table:style-name="ce39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5"/>
          <table:table-cell table:content-validation-name="val3" table:style-name="ce36"/>
          <table:table-cell table:style-name="ce37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8"/>
          <table:table-cell table:content-validation-name="val3" table:style-name="ce36"/>
          <table:table-cell table:style-name="ce39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5"/>
          <table:table-cell table:content-validation-name="val3" table:style-name="ce36"/>
          <table:table-cell table:style-name="ce37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content-validation-name="val3" table:style-name="ce33"/>
          <table:table-cell table:style-name="ce34"/>
          <table:table-cell table:number-columns-repeated="16379"/>
        </table:table-row>
        <table:table-row table:style-name="ro1">
          <table:table-cell table:number-columns-repeated="2"/>
          <table:table-cell table:style-name="ce38"/>
          <table:table-cell table:content-validation-name="val3" table:style-name="ce36"/>
          <table:table-cell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custom-shape svg:x="0.64583in" svg:y="0.13542in" svg:width="3.33333in" svg:height="0.375in" draw:z-index="6" draw:id="id18" draw:style-name="a52" draw:name="Retângulo 6">
              <svg:title/>
              <svg:desc/>
              <text:p text:style-name="a51" text:class-names="" text:cond-style-name=""><text:span text:style-name="a50" text:class-names="">◀️ Volta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ABELAS" table:style-name="ta4">
        <table:table-column table:style-name="co8" table:default-cell-style-name="ce1"/>
        <table:table-column table:style-name="co9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2">
            <text:p>BANCOS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209 - Banco Itáu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372 - Banco Nubank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281 - Banco Santander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187 - Banco PicPay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0" number:min-decimal-places="0" number:min-integer-digits="5"/>
    </number:number-style>
    <number:number-style style:name="N38">
      <number:number number:decimal-places="0" number:min-decimal-places="0" number:min-integer-digits="8">
        <number:embedded-text number:position="3">-</number:embedded-text>
      </number:number>
    </number:number-style>
    <number:currency-style style:name="N39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_32_1" style:display-name="Títu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6-02-12T00:03:23Z</meta:creation-date>
    <dc:date>2026-02-13T01:53:44Z</dc:date>
  </office:meta>
</office:document-meta>
</file>